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Heading_20_1">
      <style:paragraph-properties fo:break-before="page"/>
      <style:text-properties fo:font-style="normal" style:font-style-asian="normal" style:font-style-complex="normal"/>
    </style:style>
    <style:style style:name="P3" style:family="paragraph" style:parent-style-name="Heading_20_2">
      <style:text-properties fo:font-style="normal" style:font-style-asian="normal" style:font-style-complex="normal"/>
    </style:style>
    <style:style style:name="P4" style:family="paragraph" style:parent-style-name="Heading_20_3">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12"/>
    <style:style style:name="P19" style:family="paragraph" style:parent-style-name="Text_20_body" style:list-style-name="L5"/>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5"/>
    <style:style style:name="P24" style:family="paragraph" style:parent-style-name="Text_20_body" style:list-style-name="L15"/>
    <style:style style:name="P25" style:family="paragraph" style:parent-style-name="Text_20_body" style:list-style-name="L15"/>
    <style:style style:name="P26" style:family="paragraph" style:parent-style-name="Text_20_body" style:list-style-name="L15"/>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6"/>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8"/>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Varsel</text:p>
      <text:p text:style-name="Text_20_body"/>
      <text:p text:style-name="Text_20_body">Dette dokumentet beskriver værvarslings<text:span text:style-name="T1">systemet </text:span><text:span text:style-name="Emphasis">Varsel</text:span><text:span text:style-name="T1">.</text:span></text:p>
      <text:p text:style-name="P1">Varsel er en varslingstjeneste for værvarsler. Brukeren velger et sted på kartet og en ønsket dato for værvarsling og vil motta e-post så snart værvarselet er tilgjengelig fra Meteorologisk Institutt. Påfølgende e-postmeldinger sendes ut dersom værvarselet endres betraktelig fra forrige utsending.</text:p>
      <text:p text:style-name="P1"/>
      <text:p text:style-name="P1">Dokumentet er påbegynt 20.05.2008 av Knut-Olav Hoven.</text:p>
      <text:p text:style-name="P1"/>
      <text:h text:style-name="P2" text:outline-level="1">Innledning</text:h>
      <text:p text:style-name="P1">YR.no og Meteorologisk Institutt har laget et åpent API for værtjenester. Varsel er et produkt av dette. Varsel benytter seg av tjenester fra YR.no for å kunne tilby brukerne varsling på været og om eventuelle endringer i værvarselet fram mot brukerens valgte dato.</text:p>
      <text:p text:style-name="P1"/>
      <text:h text:style-name="P3" text:outline-level="2">Lisens</text:h>
      <text:p text:style-name="Text_20_body"><text:span text:style-name="T1">Varsel er både et åpent kildekodeprosjekt og en tjeneste. Prosjektet er utgitt under betingelsene til GNU GPL versjon 2 og er tilgjengelig fra prosjektsiden </text:span><text:a xlink:type="simple" xlink:href="http://hovenko.no/trac/varsel/"><text:span text:style-name="T1">http://hovenko.no/trac/varsel/</text:span></text:a><text:span text:style-name="T1">. Tjenesten Varsel kan du finne på </text:span><text:a xlink:type="simple" xlink:href="http://hovenko.no/varsel/"><text:span text:style-name="T1">http://hovenko.no/varsel/</text:span></text:a><text:span text:style-name="T1">.</text:span></text:p>
      <text:p text:style-name="P1"/>
      <text:p text:style-name="Text_20_body"><text:span text:style-name="T1">Henviser til </text:span><text:a xlink:type="simple" xlink:href="http://hovenko.no/blog/varsel/"><text:span text:style-name="T1">http://hovenko.no/blog/varsel/</text:span></text:a><text:span text:style-name="T1"> og prosjektsiden for mer informasjon om bakgrunnen for prosjektet.</text:span></text:p>
      <text:p text:style-name="P1"/>
      <text:h text:style-name="P2" text:outline-level="1">Kravspesifikasjon</text:h>
      <text:h text:style-name="P3" text:outline-level="2">Versjon 0.15</text:h>
      <text:p text:style-name="P1">Første versjon av Varsel er allerede utgitt som versjon 0.15 da dette dokumentet ble skrevet. Denne versjonen var ferdigstilt 30. april 2008. Her beskrives de krav som ble satt for denne versjonen.</text:p>
      <text:p text:style-name="P1"/>
      <text:h text:style-name="P4" text:outline-level="3">Brukerregistrering</text:h>
      <text:p text:style-name="P1">Brukere skal måtte opprette profil og verifisere sin e-postadresse for å benytte tjenesten.</text:p>
      <text:p text:style-name="P1">Førstegangsbruk krever ingen verifisering, men gjentatt bruk krever dette.</text:p>
      <text:p text:style-name="P1">Grunner:</text:p>
      <text:list text:style-name="L1">
        <text:list-item>
          <text:p text:style-name="P6">for å forhindre eventuell spam</text:p>
        </text:list-item>
        <text:list-item>
          <text:p text:style-name="P6">for å kontrollere at e-postadressen er i bruk og eies av personen som har registrert seg</text:p>
          <text:list>
            <text:list-item>
              <text:p text:style-name="P6">viktig for at varslingene skal nå fram til riktig bruker</text:p>
            </text:list-item>
          </text:list>
        </text:list-item>
      </text:list>
      <text:p text:style-name="P1"/>
      <text:p text:style-name="P1">Brukere skal registreres med følgende profilinformasjon:</text:p>
      <text:list text:style-name="L2">
        <text:list-item>
          <text:p text:style-name="P9">fornavn</text:p>
        </text:list-item>
        <text:list-item>
          <text:p text:style-name="P9">etternavn</text:p>
        </text:list-item>
        <text:list-item>
          <text:p text:style-name="P9">e-postadresse</text:p>
        </text:list-item>
        <text:list-item>
          <text:p text:style-name="P9">passord</text:p>
        </text:list-item>
      </text:list>
      <text:p text:style-name="P1"/>
      <text:p text:style-name="P1">Brukere fyller inn registreringsinformasjon første gang de registrerer varsling.</text:p>
      <text:p text:style-name="P1"/>
      <text:h text:style-name="P4" text:outline-level="3">Varslingsregistrering</text:h>
      <text:p text:style-name="P1">Brukere skal kunne registrere varslinger om været på et angitt sted på en angitt tid.</text:p>
      <text:list text:style-name="L3">
        <text:list-item>
          <text:p text:style-name="P13">Brukere må skrive inn sin e-postadresse for å kunne benytte tjenesten.</text:p>
        </text:list-item>
        <text:list-item>
          <text:p text:style-name="P13">Allerede registrerte brukere må logge inn</text:p>
        </text:list-item>
        <text:list-item>
          <text:p text:style-name="P13">Allerede registrerte, men ikke verifiserte, brukere må verifisere sin e-postadresse først</text:p>
        </text:list-item>
      </text:list>
      <text:p text:style-name="P1"/>
      <text:p text:style-name="P1">Følgende registreres for en varsling:</text:p>
      <text:list text:style-name="L4">
        <text:list-item>
          <text:p text:style-name="P16">Geografisk lokasjon med longitude og latitude</text:p>
        </text:list-item>
        <text:list-item>
          <text:p text:style-name="P16"><text:soft-page-break/>Dato med klokkeslett</text:p>
        </text:list-item>
      </text:list>
      <text:p text:style-name="P1"/>
      <text:p text:style-name="P1">Varslinger knyttes opp mot profilen til brukeren.</text:p>
      <text:p text:style-name="P1"/>
      <text:h text:style-name="P4" text:outline-level="3">Verifisere e-postadresse</text:h>
      <text:p text:style-name="P1">Brukere må verifisere sin e-postadresse ved å besøke adressen de mottar i e-post etter første registrering. Denne adressen skal inneholde en unik nøkkel for brukeren. Når brukeren besøker denne siden, og nøkkelen er korrekt, skal brukeren settes som verifisert og automatisk logget inn.</text:p>
      <text:p text:style-name="P1">Når brukeren forsøker å logge inn uten å være verifisert skal en hjelpeside vises som gjør det mulig for brukeren å få tilsendt en ny e-post med verifiseringsinformasjon.</text:p>
      <text:p text:style-name="P1"/>
      <text:h text:style-name="P4" text:outline-level="3">Sende ut varsel</text:h>
      <text:p text:style-name="P1">Systemet skal sjekke alle registrerte varsler som er innenfor 10 dager fram i tid. Det utføres søk mot YR.no for å undersøke om det er tilgjengelige værvarsler for den tiden og det stedet brukeren har valgt.</text:p>
      <text:p text:style-name="P1">Varsler sendes ut per e-post.</text:p>
      <text:p text:style-name="P1"/>
      <text:h text:style-name="P4" text:outline-level="3">Sende ut oppdatert varsel</text:h>
      <text:p text:style-name="P1">Systemet skal sjekke alle registrerte varsler hvor det har vært sendt ut varsel tidligere, for mer enn 2 dager siden. Det utføres søk mot YR.no for å undersøke om værvarslingen er endret iforhold til forrige utsendte varsel.</text:p>
      <text:p text:style-name="P1">Det skal være gråsoner for hvor mye et værvarsel må være forandret for at nytt varsel skal sendes ut.</text:p>
      <text:p text:style-name="P1">Varsler sendes ut per e-post.</text:p>
      <text:p text:style-name="P1"/>
      <text:h text:style-name="P4" text:outline-level="3">Sende ut et siste oppdatert varsel</text:h>
      <text:p text:style-name="P1">Systemet skal sende ut et oppdatert varsel når klokka har passert 12:00 dagen før brukerens valgte dato. Dette blir siste e-post som sendes ut for den registrerte varslingen.</text:p>
      <text:p text:style-name="P1">Varsler sendes ut per e-post.</text:p>
      <text:p text:style-name="P1"/>
      <text:h text:style-name="Heading_20_2" text:outline-level="2">Versjon 0.20</text:h>
      <text:p text:style-name="P1">Versjon 0.20 er en videreutvikling av versjon 0.15, og hadde oppstart i midten av mai 2008. Denne versjonen er først og fremst for å stabilisere eksisterende <text:soft-page-break/>funksjonalitet og bytte til å bruke det nye Weather::YR-biblioteket. Opprinnelig var det planlagt at denne versjonen skulle ha støtte for RSS-feeds, men den funksjonaliteten er lagt til versjon 0.90. Det er ingen formell deadline for denne versjonen, men en omtrentlig dato er 30. juni 2008.</text:p>
      <text:p text:style-name="P1"/>
      <text:h text:style-name="Heading_20_3" text:outline-level="3">Benytte Weather::YR</text:h>
      <text:p text:style-name="Text_20_body">Det tidligere biblioteket <text:span text:style-name="Emphasis">YR</text:span> er omdøpt til <text:span text:style-name="Emphasis">Weather::YR</text:span> og er lagt ut på CPAN. Varsel skal fra nå av benytte Weather::YR for all kommunikasjon mot YR.no.</text:p>
      <text:p text:style-name="Text_20_body"/>
      <text:h text:style-name="Heading_20_3" text:outline-level="3">Sende ut første varsel raskere</text:h>
      <text:p text:style-name="P1">Første varsel skal sendes ut umiddelbart dersom det er mindre enn 10 dager til brukerens valgte dato. Dette er en bugfix for et problem dersom brukeren velger dagens dato med klokkeslett lik eller innen én time fram. Da vil ikke Varsel sende ut noen e-post med varsel i det hele tatt.</text:p>
      <text:p text:style-name="Text_20_body"/>
      <text:h text:style-name="Heading_20_3" text:outline-level="3">Vise umiddelbart dagens varsel</text:h>
      <text:p text:style-name="Text_20_body">Dersom brukeren har valgt dagens dato for varsling skal varselet ikke sendes ut per e-post, men vises direkte for brukeren på websiden.</text:p>
      <text:p text:style-name="Text_20_body"/>
      <text:h text:style-name="Heading_20_3" text:outline-level="3">Vise et varsel på kartet</text:h>
      <text:p text:style-name="Text_20_body">Det skal utvikles en side for å vise et varsel på kartet. Dette skal hjelpe brukere som har registrert flere varsler til å vite hvor varslingen gjelder for. Det skal være en lenke i e-postene som sendes ut som peker til denne siden.</text:p>
      <text:p text:style-name="Text_20_body">Siden for visning av varslinger på kartet skal ha URL:</text:p>
      <text:list text:style-name="L12">
        <text:list-item>
          <text:p text:style-name="P18">/map/forecast/&lt;ID&gt;</text:p>
        </text:list-item>
      </text:list>
      <text:p text:style-name="Text_20_body"/>
      <text:h text:style-name="Heading_20_2" text:outline-level="2">Versjon 0.90</text:h>
      <text:p text:style-name="Text_20_body">Versjon 0.90 er planlagt å være ferdigstilt 31. juli 2008.</text:p>
      <text:p text:style-name="P1"/>
      <text:h text:style-name="Heading_20_3" text:outline-level="3">RSS-feed</text:h>
      <text:p text:style-name="Text_20_body">Det skal tilbys en RSS-feed med værvarsler for de neste tre dager. For hver dag skal kl 12:00 og 18:00 vises. Totalt skal seks oppføringer i feeden vises. Stedet for varsel skal velges fra et kart.</text:p>
      <text:p text:style-name="Text_20_body">Værvarselet caches for seks timer ad gangen. Dersom feeden er eldre enn seks timer vil den hente nytt værvarsel fra YR.no ved neste request på feeden.</text:p>
      <text:p text:style-name="Text_20_body"><text:soft-page-break/>Feeden skal lagres for registrerte brukere. Hvem som helst kan benytte seg av denne feeden, det er ingen autentisering på å lese fra feeden.</text:p>
      <text:p text:style-name="Text_20_body">Grensesnittet for lagrede feeds blir en egen ID per feed som blir tilgjengelig fra følgende URL:</text:p>
      <text:list text:style-name="L5">
        <text:list-item>
          <text:p text:style-name="P19">/feed/rss2/stored/&lt;ID&gt;</text:p>
        </text:list-item>
      </text:list>
      <text:p text:style-name="Text_20_body"/>
      <text:p text:style-name="Text_20_body">Anonyme (ikke-registrerte) brukere skal også kunne benytte seg av RSS-feeden. Grenesesnittet blir dermed koordinatene som er valgt på kartet og blir tilgjengelig fra følgende URL:</text:p>
      <text:list text:style-name="L13">
        <text:list-item>
          <text:p text:style-name="P20">/feed/rss2/map/&lt;latitude&gt;+&lt;longitude&gt;</text:p>
        </text:list-item>
      </text:list>
      <text:p text:style-name="Text_20_body"/>
      <text:p text:style-name="Text_20_body">Feeds registreres på adressen:</text:p>
      <text:list text:style-name="L14">
        <text:list-item>
          <text:p text:style-name="P21">/register/feed</text:p>
        </text:list-item>
      </text:list>
      <text:p text:style-name="Text_20_body"/>
      <text:p text:style-name="Text_20_body">Følgende data lagres for en feed:</text:p>
      <text:list text:style-name="L15">
        <text:list-item>
          <text:p text:style-name="P22">id (autonummer)</text:p>
        </text:list-item>
        <text:list-item>
          <text:p text:style-name="P22">profile</text:p>
        </text:list-item>
        <text:list-item>
          <text:p text:style-name="P22">longitude</text:p>
        </text:list-item>
        <text:list-item>
          <text:p text:style-name="P22">latitude</text:p>
        </text:list-item>
        <text:list-item>
          <text:p text:style-name="P22">processed</text:p>
        </text:list-item>
        <text:list-item>
          <text:p text:style-name="P22">registered</text:p>
        </text:list-item>
      </text:list>
      <text:p text:style-name="Text_20_body"/>
      <text:p text:style-name="Text_20_body">Profil peker til brukeren som opprettet feeden. Longitude og latitude inneholder koordinatene for hvor værvarselet skal hentes for. Processed inneholder datoen for siste oppdatering av feeden. Denne brukes for å sjekke om feeden bør oppdateres dersom den benyttes etter en viss tid etter siste oppdatering. Registered inneholder datoen for opprettelse av feeden.</text:p>
      <text:p text:style-name="Text_20_body"/>
      <text:p text:style-name="Text_20_body">Feed_forecasts-tabellen inneholder følgende data:</text:p>
      <text:list text:style-name="L16">
        <text:list-item>
          <text:p text:style-name="P28">id (autonummer)</text:p>
        </text:list-item>
        <text:list-item>
          <text:p text:style-name="P28">feed</text:p>
        </text:list-item>
        <text:list-item>
          <text:p text:style-name="P28">forecast</text:p>
        </text:list-item>
      </text:list>
      <text:p text:style-name="Text_20_body"/>
      <text:p text:style-name="Text_20_body">Feed peker til feed-tabellen. Forecast peker til forecast-tabellen. Én feed kan dermed ha referanse til flere forecasts.</text:p>
      <text:p text:style-name="Text_20_body"/>
      <text:h text:style-name="Heading_20_3" text:outline-level="3">Oversikt over brukerens feeds</text:h>
      <text:p text:style-name="Text_20_body">Registrerte brukere skal ha mulighet til å få en oversikt over sine egne RSS-feeds <text:soft-page-break/>med mulighet for å fjerne disse. Feedene forblir fortsatt tilgjengelige, men skjult for brukeren som registrerte feeden. Dette gjøres for å forhindre at andre potensielle brukere av feeden ikke skal miste tjenesten de benytter. </text:p>
      <text:p text:style-name="Text_20_body">URL til denne oversikten skal være:</text:p>
      <text:list text:style-name="L17">
        <text:list-item>
          <text:p text:style-name="P31">/profile/feeds</text:p>
        </text:list-item>
      </text:list>
      <text:p text:style-name="Text_20_body"/>
      <text:h text:style-name="Heading_20_3" text:outline-level="3">Grensesnitt for Squeezebox</text:h>
      <text:p text:style-name="Text_20_body">Det skal utvikles en RSS-feed som ser bra ut på Squeezebox. En Squeezebox har begrenset med skjermplass og kan bare vise tekst i to rader.</text:p>
      <text:p text:style-name="Text_20_body">Trolig vil RSS-feeden, som beskrevet i egen seksjon, være tilfredsstillende nok. Alternativt vises kun ett værvarsel fra hver dag, kl 12:00, i tre dager framover.</text:p>
      <text:p text:style-name="Text_20_body">URL for denne feeden skal være:</text:p>
      <text:list text:style-name="L18">
        <text:list-item>
          <text:p text:style-name="P32">/feed/squeezebox/stored/&lt;ID&gt;</text:p>
        </text:list-item>
        <text:list-item>
          <text:p text:style-name="P32">/feed/squeezebox/map/&lt;latitude&gt;+&lt;longitude&gt;</text:p>
        </text:list-item>
      </text:list>
      <text:p text:style-name="Text_20_body"/>
      <text:p text:style-name="Text_20_body">Denne feeden opprettes på samme måte som vanlige RSS-feeds. Det skal være en lenke på oversiktssiden over brukerens feeder for denne feeden. Denne feeden skal vektes mindre enn vanlig RSS-fe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nb" fo:country="NO"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Knut-Olav Hoven</meta:initial-creator>
    <meta:creation-date>2008-05-20T08:55:19</meta:creation-date>
    <dc:creator>Knut-Olav Hoven</dc:creator>
    <dc:date>2008-05-28T08:49:12</dc:date>
    <meta:editing-cycles>153</meta:editing-cycles>
    <meta:editing-duration>PT1H23M20S</meta:editing-duration>
    <meta:user-defined meta:name="Info 1"/>
    <meta:user-defined meta:name="Info 2"/>
    <meta:user-defined meta:name="Info 3"/>
    <meta:user-defined meta:name="Info 4"/>
    <meta:document-statistic meta:table-count="0" meta:image-count="0" meta:object-count="0" meta:page-count="7" meta:paragraph-count="95" meta:word-count="1231" meta:character-count="7659"/>
  </office:meta>
</office:document-meta>
</file>